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.5in" fo:margin-right="0in" fo:margin-top="0.0417in" fo:margin-bottom="0.1665in" loext:contextual-spacing="false" fo:line-height="100%" fo:text-indent="0in" style:auto-text-indent="false" fo:background-color="#ffffff"/>
      <style:text-properties style:font-name="Trebuchet MS" style:font-name-asian="Trebuchet MS1" style:font-name-complex="Trebuchet MS1"/>
    </style:style>
    <style:style style:name="P2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</style:style>
    <style:style style:name="P3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4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5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6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7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8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9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Heading_20_1">
      <style:paragraph-properties fo:padding-left="0in" fo:padding-right="0in" fo:padding-top="0in" fo:padding-bottom="0.028in" fo:border-left="none" fo:border-right="none" fo:border-top="none" fo:border-bottom="0.99pt solid #000000"/>
    </style:style>
    <style:style style:name="P16" style:family="paragraph" style:parent-style-name="Heading_20_1">
      <loext:graphic-properties draw:fill="solid" draw:fill-color="#ffffff"/>
      <style:paragraph-properties fo:margin-left="-0.2083in" fo:margin-right="0in" fo:margin-top="0.278in" fo:margin-bottom="0.1665in" loext:contextual-spacing="false" fo:line-height="100%" fo:keep-together="auto" fo:text-indent="0in" style:auto-text-indent="false" fo:background-color="#ffffff" fo:padding-left="0in" fo:padding-right="0in" fo:padding-top="0in" fo:padding-bottom="0.028in" fo:border-left="none" fo:border-right="none" fo:border-top="none" fo:border-bottom="0.99pt solid #000000" fo:keep-with-next="auto"/>
    </style:style>
    <style:style style:name="P17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color="#134f5c" style:font-name="Trebuchet MS" fo:font-weight="bold" style:font-name-asian="Trebuchet MS1" style:font-weight-asian="bold" style:font-name-complex="Trebuchet MS1"/>
    </style:style>
    <style:style style:name="T2" style:family="text">
      <style:text-properties style:font-name="Trebuchet MS" style:font-name-asian="Trebuchet MS1" style:font-name-complex="Trebuchet MS1"/>
    </style:style>
    <style:style style:name="T3" style:family="text">
      <style:text-properties fo:color="#24292e" style:font-name="Trebuchet MS" fo:font-size="12pt" style:font-name-asian="Trebuchet MS1" style:font-size-asian="12pt" style:font-name-complex="Trebuchet MS1" style:font-size-complex="12pt"/>
    </style:style>
    <style:style style:name="T4" style:family="text">
      <style:text-properties fo:color="#24292e" style:font-name="Trebuchet MS" fo:font-size="12pt" fo:font-style="italic" style:font-name-asian="Trebuchet MS1" style:font-size-asian="12pt" style:font-style-asian="italic" style:font-name-complex="Trebuchet MS1" style:font-size-complex="12pt"/>
    </style:style>
    <style:style style:name="T5" style:family="text">
      <style:text-properties fo:color="#0366d6" style:font-name="Trebuchet MS" fo:font-size="12pt" style:font-name-asian="Trebuchet MS1" style:font-size-asian="12pt" style:font-name-complex="Trebuchet MS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3szfdo4130vs"/><text:span text:style-name="T1">Solution Building Blocks</text:span></text:p>
      <text:p text:style-name="P1"/>
      <text:p text:style-name="P15"><text:bookmark text:name="_n1vd6tk502pk"/><text:span text:style-name="T2">Instructions</text:span></text:p>
      <text:p text:style-name="P2"><text:span text:style-name="T3">Please keep all building blocks short and precise like the example below.</text:span></text:p>
      <text:p text:style-name="P15"><text:bookmark text:name="_y6iisgd2aha7"/><text:span text:style-name="T2">Building Block Template</text:span></text:p>
      <text:list xml:id="list4139423633" text:style-name="WWNum3">
        <text:list-item>
          <text:p text:style-name="P3"><text:span text:style-name="T3">Building block name : Solution for creating a new software project.</text:span></text:p>
        </text:list-item>
        <text:list-item>
          <text:p text:style-name="P3"><text:span text:style-name="T3">Functionality provided : The building block enables solutions to standardise on project creation.</text:span></text:p>
        </text:list-item>
        <text:list-item>
          <text:p text:style-name="P3"><text:span text:style-name="T3">Link to example implementation or interfaces : </text:span><text:a xlink:type="simple" xlink:href="https://start.spring.io/" text:style-name="ListLabel_20_28" text:visited-style-name="ListLabel_20_28"><text:span text:style-name="T5">https://start.spring.io</text:span></text:a></text:p>
        </text:list-item>
        <text:list-item>
          <text:p text:style-name="P3"><text:span text:style-name="T3">Outstanding work to complete this building block : Implement docker containers to standardise running Spring-CLI</text:span></text:p>
        </text:list-item>
        <text:list-item>
          <text:p text:style-name="P3"><text:span text:style-name="T3">Architectural alignment : This building block enables or reflects the following business objectives and principles :</text:span></text:p>
          <text:list>
            <text:list-item>
              <text:p text:style-name="P9"><text:span text:style-name="T3">Objective 1 : </text:span><text:span text:style-name="T4">xxxxx</text:span></text:p>
            </text:list-item>
            <text:list-item>
              <text:p text:style-name="P9"><text:span text:style-name="T3">Principle 1 : </text:span><text:span text:style-name="T4">yyyy</text:span></text:p>
            </text:list-item>
            <text:list-item>
              <text:p text:style-name="P9"><text:span text:style-name="T3">Objective 2 : </text:span><text:span text:style-name="T4">xxxxx</text:span></text:p>
            </text:list-item>
            <text:list-item>
              <text:p text:style-name="P12"><text:span text:style-name="T3">Principle 2 : </text:span><text:span text:style-name="T4">yyyy</text:span></text:p>
            </text:list-item>
          </text:list>
        </text:list-item>
      </text:list>
      <text:p text:style-name="P15"><text:bookmark text:name="_mhlcddt4eu8"/><text:span text:style-name="T2">General Building Blocks</text:span></text:p>
      <text:list xml:id="list2511927579" text:style-name="WWNum1">
        <text:list-item>
          <text:p text:style-name="P5"><text:span text:style-name="T3">Building block name :</text:span></text:p>
        </text:list-item>
        <text:list-item>
          <text:p text:style-name="P5"><text:span text:style-name="T3">Functionality provided :</text:span></text:p>
        </text:list-item>
        <text:list-item>
          <text:p text:style-name="P5"><text:span text:style-name="T3">Link to example implementation or interfaces :</text:span></text:p>
        </text:list-item>
        <text:list-item>
          <text:p text:style-name="P5"><text:span text:style-name="T3">Outstanding work to complete this building block :</text:span></text:p>
        </text:list-item>
        <text:list-item>
          <text:p text:style-name="P5"><text:span text:style-name="T3">Architectural alignment :</text:span></text:p>
          <text:list>
            <text:list-item>
              <text:p text:style-name="P10"><text:span text:style-name="T3">Objective 1 :</text:span></text:p>
            </text:list-item>
            <text:list-item>
              <text:p text:style-name="P13"><text:span text:style-name="T3">Principle 1 :</text:span></text:p>
            </text:list-item>
          </text:list>
        </text:list-item>
      </text:list>
      <text:p text:style-name="P16"><text:bookmark text:name="_6wof1b4mulgg"/><text:span text:style-name="T2">Proof of Concept Building Blocks</text:span></text:p>
      <text:list xml:id="list3057867596" text:style-name="WWNum2">
        <text:list-item>
          <text:p text:style-name="P7"><text:span text:style-name="T3">Building block name :</text:span></text:p>
        </text:list-item>
        <text:list-item>
          <text:p text:style-name="P7"><text:span text:style-name="T3">Functionality provided :</text:span></text:p>
        </text:list-item>
        <text:list-item>
          <text:p text:style-name="P7"><text:soft-page-break/><text:span text:style-name="T3">Link to example implementation or interfaces :</text:span></text:p>
        </text:list-item>
        <text:list-item>
          <text:p text:style-name="P7"><text:span text:style-name="T3">Outstanding work to complete this building block :</text:span></text:p>
        </text:list-item>
        <text:list-item>
          <text:p text:style-name="P7"><text:span text:style-name="T3">Architectural alignment :</text:span></text:p>
          <text:list>
            <text:list-item>
              <text:p text:style-name="P11"><text:span text:style-name="T3">Objective 1 :</text:span></text:p>
            </text:list-item>
            <text:list-item>
              <text:p text:style-name="P14"><text:span text:style-name="T3">Principle 1 :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4292e" style:font-name="Trebuchet MS" fo:font-family="'Trebuchet MS'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fo:color="#24292e" style:font-name="Trebuchet MS" fo:font-family="'Trebuchet MS'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4292e" style:font-name="Trebuchet MS" fo:font-family="'Trebuchet MS'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fo:color="#24292e" style:font-name="Trebuchet MS" fo:font-family="'Trebuchet MS'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4292e" style:font-name="Trebuchet MS" fo:font-family="'Trebuchet MS'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fo:color="#24292e" style:font-name="Trebuchet MS" fo:font-family="'Trebuchet MS'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366d6" style:font-name="Trebuchet MS" fo:font-family="'Trebuchet MS'" style:font-family-generic="roman" style:font-pitch="variable" fo:font-size="12pt" style:font-name-asian="Trebuchet MS1" style:font-family-asian="'Trebuchet MS'" style:font-family-generic-asian="system" style:font-pitch-asian="variable" style:font-size-asian="12pt" style:font-name-complex="Trebuchet MS1" style:font-family-complex="'Trebuchet M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191" meta:character-count="1145" meta:non-whitespace-character-count="1006"/>
    <meta:generator>LibreOfficeDev/6.0.5.2$Linux_X86_64 LibreOffice_project/</meta:generator>
  </office:meta>
</office:document-meta>
</file>